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$Sheet1.AH4]" style:apply-style-name="Result" style:base-cell-address="Sheet1.B4"/>
    </style:style>
    <style:style style:name="ce3" style:family="table-cell" style:parent-style-name="Default">
      <style:map style:condition="cell-content()=[$Sheet1.$AH4]" style:apply-style-name="Result" style:base-cell-address="Sheet1.B4"/>
    </style:style>
    <style:style style:name="ce4" style:family="table-cell" style:parent-style-name="Default">
      <style:table-cell-properties fo:border-bottom="none" fo:border-left="none" fo:border-right="0.06pt solid #000000" fo:border-top="none"/>
      <style:map style:condition="cell-content()=[$Sheet1.AH4]" style:apply-style-name="Result" style:base-cell-address="Sheet1.B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37 components</text:p>
          </table:table-cell>
          <table:table-cell table:style-name="Default" table:number-columns-repeated="31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f_nodes_simple_types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big constant)</text:p>
          </table:table-cell>
          <table:table-cell table:style-name="Default" table:number-columns-repeated="4"/>
          <table:table-cell table:style-name="ce1"/>
          <table:table-cell table:style-name="Default" office:value-type="string" calcext:value-type="string">
            <text:p>no_same_component (even bigger constants)</text:p>
          </table:table-cell>
          <table:table-cell table:style-name="Default" table:number-columns-repeated="4"/>
          <table:table-cell table:style-name="ce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ce1" office:value-type="string" calcext:value-type="string">
            <text:p><text:s/>solution with templates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ce1" office:value-type="string" calcext:value-type="string">
            <text:p><text:s/>solution with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ce1" office:value-type="string" calcext:value-type="string">
            <text:p><text:s/>solution with templates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ce1" office:value-type="string" calcext:value-type="string">
            <text:p><text:s/>solution with templates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ce1" office:value-type="string" calcext:value-type="string">
            <text:p><text:s/>solution with templates no_same_component (even bigger constants)</text:p>
          </table:table-cell>
          <table:table-cell table:style-name="Default" office:value-type="string" calcext:value-type="string">
            <text:p><text:s/>nof component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323932" calcext:value-type="float">
            <text:p>0,323932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82738" calcext:value-type="float">
            <text:p>0,08273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1.901665" calcext:value-type="float">
            <text:p>1,90166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98015" calcext:value-type="float">
            <text:p>0,09801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65243" calcext:value-type="float">
            <text:p>0,06524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625519" calcext:value-type="float">
            <text:p>2,62551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52448" calcext:value-type="float">
            <text:p>0,05244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49521" calcext:value-type="float">
            <text:p>0,04952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123168" calcext:value-type="float">
            <text:p>2,12316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86603" calcext:value-type="float">
            <text:p>0,086603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86789" calcext:value-type="float">
            <text:p>0,08678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125375" calcext:value-type="float">
            <text:p>2,125375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70438" calcext:value-type="float">
            <text:p>0,070438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.065049" calcext:value-type="float">
            <text:p>0,065049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2.436851" calcext:value-type="float">
            <text:p>2,436851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:.AE4])" office:value-type="float" office:value="0.049521" calcext:value-type="float">
            <text:p>0,049521</text:p>
          </table:table-cell>
          <table:table-cell office:value-type="string" calcext:value-type="string">
            <text:p>append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189901" calcext:value-type="float">
            <text:p>0,189901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038328" calcext:value-type="float">
            <text:p>0,03832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1.856576" calcext:value-type="float">
            <text:p>1,856576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04393" calcext:value-type="float">
            <text:p>0,04393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037926" calcext:value-type="float">
            <text:p>0,037926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381061" calcext:value-type="float">
            <text:p>2,381061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49289" calcext:value-type="float">
            <text:p>0,14928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0.135362" calcext:value-type="float">
            <text:p>0,135362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084159" calcext:value-type="float">
            <text:p>2,084159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410582" calcext:value-type="float">
            <text:p>0,41058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398508" calcext:value-type="float">
            <text:p>0,398508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082108" calcext:value-type="float">
            <text:p>2,082108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242212" calcext:value-type="float">
            <text:p>0,242212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0.190209" calcext:value-type="float">
            <text:p>0,190209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2.303495" calcext:value-type="float">
            <text:p>2,303495</text:p>
          </table:table-cell>
          <table:table-cell office:value-type="string" calcext:value-type="string">
            <text:p>foldl (List &amp;0) (List &amp;0) (append &amp;0) (nil &amp;0)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5:.AE5])" office:value-type="float" office:value="0.037926" calcext:value-type="float">
            <text:p>0,037926</text:p>
          </table:table-cell>
          <table:table-cell office:value-type="string" calcext:value-type="string">
            <text:p>concat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90604" calcext:value-type="float">
            <text:p>0,090604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60962" calcext:value-type="float">
            <text:p>0,06096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755002" calcext:value-type="float">
            <text:p>0,75500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63349" calcext:value-type="float">
            <text:p>0,063349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56306" calcext:value-type="float">
            <text:p>0,05630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1.395752" calcext:value-type="float">
            <text:p>1,39575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110326" calcext:value-type="float">
            <text:p>0,11032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99761" calcext:value-type="float">
            <text:p>0,09976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252.532806" calcext:value-type="float">
            <text:p>252,532806</text:p>
          </table:table-cell>
          <table:table-cell office:value-type="string" calcext:value-type="string">
            <text:p>Not found</text:p>
          </table:table-cell>
          <table:table-cell office:value-type="float" office:value="0.117291" calcext:value-type="float">
            <text:p>0,117291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111897" calcext:value-type="float">
            <text:p>0,111897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249.182309" calcext:value-type="float">
            <text:p>249,182309</text:p>
          </table:table-cell>
          <table:table-cell office:value-type="string" calcext:value-type="string">
            <text:p>Not found</text:p>
          </table:table-cell>
          <table:table-cell office:value-type="float" office:value="0.088446" calcext:value-type="float">
            <text:p>0,088446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0.07922" calcext:value-type="float">
            <text:p>0,07922</text:p>
          </table:table-cell>
          <table:table-cell office:value-type="string" calcext:value-type="string">
            <text:p>reverse &amp;0 (tail &amp;0 (reverse &amp;0 _0))</text:p>
          </table:table-cell>
          <table:table-cell office:value-type="float" office:value="251.464414" calcext:value-type="float">
            <text:p>251,464414</text:p>
          </table:table-cell>
          <table:table-cell office:value-type="string" calcext:value-type="string">
            <text:p>Not found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6:.AE6])" office:value-type="float" office:value="0.056306" calcext:value-type="float">
            <text:p>0,056306</text:p>
          </table:table-cell>
          <table:table-cell office:value-type="string" calcext:value-type="string">
            <text:p>droplast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1.640785" calcext:value-type="float">
            <text:p>1,64078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717853" calcext:value-type="float">
            <text:p>0,717853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7.575971" calcext:value-type="float">
            <text:p>7,57597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890224" calcext:value-type="float">
            <text:p>0,89022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598337" calcext:value-type="float">
            <text:p>0,59833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4.983711" calcext:value-type="float">
            <text:p>4,98371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44519" calcext:value-type="float">
            <text:p>0,34451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167201" calcext:value-type="float">
            <text:p>0,167201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66685" calcext:value-type="float">
            <text:p>0,366685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91844" calcext:value-type="float">
            <text:p>0,391844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4018" calcext:value-type="float">
            <text:p>0,34018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578917" calcext:value-type="float">
            <text:p>0,57891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33047" calcext:value-type="float">
            <text:p>0,333047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3779" calcext:value-type="float">
            <text:p>0,3779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0.583532" calcext:value-type="float">
            <text:p>0,583532</text:p>
          </table:table-cell>
          <table:table-cell office:value-type="string" calcext:value-type="string">
            <text:p>filter Int (b_neq (maximum _0)) _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7:.AE7])" office:value-type="float" office:value="0.167201" calcext:value-type="float">
            <text:p>0,167201</text:p>
          </table:table-cell>
          <table:table-cell office:value-type="string" calcext:value-type="string">
            <text:p>dropmax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table:style-name="ce3" office:value-type="float" office:value="202.616895" calcext:value-type="float">
            <text:p>202,616895</text:p>
          </table:table-cell>
          <table:table-cell office:value-type="string" calcext:value-type="string">
            <text:p>Not found</text:p>
          </table:table-cell>
          <table:table-cell office:value-type="float" office:value="204.043585" calcext:value-type="float">
            <text:p>204,043585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252.596242" calcext:value-type="float">
            <text:p>252,596242</text:p>
          </table:table-cell>
          <table:table-cell office:value-type="string" calcext:value-type="string">
            <text:p>Not found</text:p>
          </table:table-cell>
          <table:table-cell office:value-type="float" office:value="243.571358" calcext:value-type="float">
            <text:p>243,571358</text:p>
          </table:table-cell>
          <table:table-cell office:value-type="string" calcext:value-type="string">
            <text:p>Not found</text:p>
          </table:table-cell>
          <table:table-cell office:value-type="float" office:value="242.807528" calcext:value-type="float">
            <text:p>242,807528</text:p>
          </table:table-cell>
          <table:table-cell office:value-type="string" calcext:value-type="string">
            <text:p>con Int _0 (b_foldNat (List Int) (tail Int) (enumTo _1) _0)</text:p>
          </table:table-cell>
          <table:table-cell office:value-type="float" office:value="235.986214" calcext:value-type="float">
            <text:p>235,986214</text:p>
          </table:table-cell>
          <table:table-cell office:value-type="string" calcext:value-type="string">
            <text:p>Not found</text:p>
          </table:table-cell>
          <table:table-cell office:value-type="float" office:value="239.917533" calcext:value-type="float">
            <text:p>239,917533</text:p>
          </table:table-cell>
          <table:table-cell office:value-type="string" calcext:value-type="string">
            <text:p>Not found</text:p>
          </table:table-cell>
          <table:table-cell office:value-type="float" office:value="335.230863" calcext:value-type="float">
            <text:p>335,230863</text:p>
          </table:table-cell>
          <table:table-cell office:value-type="string" calcext:value-type="string">
            <text:p>Not found</text:p>
          </table:table-cell>
          <table:table-cell office:value-type="float" office:value="1124.376633" calcext:value-type="float">
            <text:p>1124,376633</text:p>
          </table:table-cell>
          <table:table-cell office:value-type="string" calcext:value-type="string">
            <text:p>Not found</text:p>
          </table:table-cell>
          <table:table-cell office:value-type="float" office:value="261.447433" calcext:value-type="float">
            <text:p>261,447433</text:p>
          </table:table-cell>
          <table:table-cell office:value-type="string" calcext:value-type="string">
            <text:p>Not found</text:p>
          </table:table-cell>
          <table:table-cell office:value-type="float" office:value="357.673593" calcext:value-type="float">
            <text:p>357,673593</text:p>
          </table:table-cell>
          <table:table-cell office:value-type="string" calcext:value-type="string">
            <text:p>Not found</text:p>
          </table:table-cell>
          <table:table-cell office:value-type="float" office:value="766.525928" calcext:value-type="float">
            <text:p>766,525928</text:p>
          </table:table-cell>
          <table:table-cell office:value-type="string" calcext:value-type="string">
            <text:p>Not found</text:p>
          </table:table-cell>
          <table:table-cell office:value-type="float" office:value="262.778281" calcext:value-type="float">
            <text:p>262,778281</text:p>
          </table:table-cell>
          <table:table-cell office:value-type="string" calcext:value-type="string">
            <text:p>Not found</text:p>
          </table:table-cell>
          <table:table-cell office:value-type="float" office:value="368.298626" calcext:value-type="float">
            <text:p>368,298626</text:p>
          </table:table-cell>
          <table:table-cell office:value-type="string" calcext:value-type="string">
            <text:p>Not found</text:p>
          </table:table-cell>
          <table:table-cell office:value-type="float" office:value="1639.42957" calcext:value-type="float">
            <text:p>1639,42957</text:p>
          </table:table-cell>
          <table:table-cell office:value-type="string" calcext:value-type="string">
            <text:p>Not found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J8];[.D8])" office:value-type="float" office:value="204.043585" calcext:value-type="float">
            <text:p>204,043585</text:p>
          </table:table-cell>
          <table:table-cell office:value-type="string" calcext:value-type="string">
            <text:p>enumFromTo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4734" calcext:value-type="float">
            <text:p>0,024734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74567" calcext:value-type="float">
            <text:p>0,074567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.670464" calcext:value-type="float">
            <text:p>1,670464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22667" calcext:value-type="float">
            <text:p>0,022667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8253" calcext:value-type="float">
            <text:p>0,08253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1.035583" calcext:value-type="float">
            <text:p>1,035583</text:p>
          </table:table-cell>
          <table:table-cell office:value-type="string" calcext:value-type="string">
            <text:p>b_foldNatNat (List Int) (con Int) (nil Int) _0</text:p>
          </table:table-cell>
          <table:table-cell office:value-type="float" office:value="0.005195" calcext:value-type="float">
            <text:p>0,005195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210634" calcext:value-type="float">
            <text:p>0,210634</text:p>
          </table:table-cell>
          <table:table-cell office:value-type="string" calcext:value-type="string">
            <text:p>enumFromTo (b_div _0 _0) _0</text:p>
          </table:table-cell>
          <table:table-cell office:value-type="float" office:value="3.496947" calcext:value-type="float">
            <text:p>3,496947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010187" calcext:value-type="float">
            <text:p>0,010187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27109" calcext:value-type="float">
            <text:p>0,027109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173742" calcext:value-type="float">
            <text:p>0,173742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009643" calcext:value-type="float">
            <text:p>0,009643</text:p>
          </table:table-cell>
          <table:table-cell office:value-type="string" calcext:value-type="string">
            <text:p>enumFromTo (b_succ b_zero) _0</text:p>
          </table:table-cell>
          <table:table-cell office:value-type="float" office:value="0.025636" calcext:value-type="float">
            <text:p>0,025636</text:p>
          </table:table-cell>
          <table:table-cell office:value-type="string" calcext:value-type="string">
            <text:p>enumFromTo (b_div _0 _0) _0</text:p>
          </table:table-cell>
          <table:table-cell office:value-type="float" office:value="0.493742" calcext:value-type="float">
            <text:p>0,493742</text:p>
          </table:table-cell>
          <table:table-cell office:value-type="string" calcext:value-type="string">
            <text:p>enumFromTo (b_div _0 _0)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9:.AE9])" office:value-type="float" office:value="0.005195" calcext:value-type="float">
            <text:p>0,005195</text:p>
          </table:table-cell>
          <table:table-cell office:value-type="string" calcext:value-type="string">
            <text:p>enumTo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3793" calcext:value-type="float">
            <text:p>0,003793</text:p>
          </table:table-cell>
          <table:table-cell office:value-type="string" calcext:value-type="string">
            <text:p>prod (enumTo _0)</text:p>
          </table:table-cell>
          <table:table-cell office:value-type="float" office:value="0.004313" calcext:value-type="float">
            <text:p>0,004313</text:p>
          </table:table-cell>
          <table:table-cell office:value-type="string" calcext:value-type="string">
            <text:p>prod (enumTo _0)</text:p>
          </table:table-cell>
          <table:table-cell office:value-type="float" office:value="209.970833" calcext:value-type="float">
            <text:p>209,970833</text:p>
          </table:table-cell>
          <table:table-cell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0.003909" calcext:value-type="float">
            <text:p>0,003909</text:p>
          </table:table-cell>
          <table:table-cell office:value-type="string" calcext:value-type="string">
            <text:p>prod (enumTo _0)</text:p>
          </table:table-cell>
          <table:table-cell office:value-type="float" office:value="0.004344" calcext:value-type="float">
            <text:p>0,004344</text:p>
          </table:table-cell>
          <table:table-cell office:value-type="string" calcext:value-type="string">
            <text:p>prod (enumTo _0)</text:p>
          </table:table-cell>
          <table:table-cell office:value-type="float" office:value="168.065262" calcext:value-type="float">
            <text:p>168,065262</text:p>
          </table:table-cell>
          <table:table-cell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0.049446" calcext:value-type="float">
            <text:p>0,049446</text:p>
          </table:table-cell>
          <table:table-cell office:value-type="string" calcext:value-type="string">
            <text:p>prod (enumTo _0)</text:p>
          </table:table-cell>
          <table:table-cell office:value-type="float" office:value="0.019345" calcext:value-type="float">
            <text:p>0,019345</text:p>
          </table:table-cell>
          <table:table-cell office:value-type="string" calcext:value-type="string">
            <text:p>prod (enumTo _0)</text:p>
          </table:table-cell>
          <table:table-cell office:value-type="float" office:value="0.001706" calcext:value-type="float">
            <text:p>0,001706</text:p>
          </table:table-cell>
          <table:table-cell office:value-type="string" calcext:value-type="string">
            <text:p>prod (enumTo _0)</text:p>
          </table:table-cell>
          <table:table-cell office:value-type="float" office:value="0.006176" calcext:value-type="float">
            <text:p>0,006176</text:p>
          </table:table-cell>
          <table:table-cell office:value-type="string" calcext:value-type="string">
            <text:p>prod (enumTo _0)</text:p>
          </table:table-cell>
          <table:table-cell office:value-type="float" office:value="0.006544" calcext:value-type="float">
            <text:p>0,006544</text:p>
          </table:table-cell>
          <table:table-cell office:value-type="string" calcext:value-type="string">
            <text:p>prod (enumTo _0)</text:p>
          </table:table-cell>
          <table:table-cell office:value-type="float" office:value="0.008854" calcext:value-type="float">
            <text:p>0,008854</text:p>
          </table:table-cell>
          <table:table-cell office:value-type="string" calcext:value-type="string">
            <text:p>prod (enumTo _0)</text:p>
          </table:table-cell>
          <table:table-cell office:value-type="float" office:value="0.01675" calcext:value-type="float">
            <text:p>0,01675</text:p>
          </table:table-cell>
          <table:table-cell office:value-type="string" calcext:value-type="string">
            <text:p>prod (enumTo _0)</text:p>
          </table:table-cell>
          <table:table-cell office:value-type="float" office:value="0.00877" calcext:value-type="float">
            <text:p>0,00877</text:p>
          </table:table-cell>
          <table:table-cell office:value-type="string" calcext:value-type="string">
            <text:p>prod (enumTo _0)</text:p>
          </table:table-cell>
          <table:table-cell office:value-type="float" office:value="0.010803" calcext:value-type="float">
            <text:p>0,010803</text:p>
          </table:table-cell>
          <table:table-cell office:value-type="string" calcext:value-type="string">
            <text:p>prod (enumTo _0)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0:.AE10])" office:value-type="float" office:value="0.001706" calcext:value-type="float">
            <text:p>0,001706</text:p>
          </table:table-cell>
          <table:table-cell office:value-type="string" calcext:value-type="string">
            <text:p>factorial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1303" calcext:value-type="float">
            <text:p>0,00130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448" calcext:value-type="float">
            <text:p>0,00144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45" calcext:value-type="float">
            <text:p>0,00124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68" calcext:value-type="float">
            <text:p>0,0016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472" calcext:value-type="float">
            <text:p>0,00147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15128" calcext:value-type="float">
            <text:p>0,015128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737" calcext:value-type="float">
            <text:p>0,001737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8652" calcext:value-type="float">
            <text:p>0,00865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3995" calcext:value-type="float">
            <text:p>0,00399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5051" calcext:value-type="float">
            <text:p>0,005051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12294" calcext:value-type="float">
            <text:p>0,012294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7483" calcext:value-type="float">
            <text:p>0,007483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2355" calcext:value-type="float">
            <text:p>0,002355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0.001892" calcext:value-type="float">
            <text:p>0,001892</text:p>
          </table:table-cell>
          <table:table-cell office:value-type="string" calcext:value-type="string">
            <text:p>head &amp;0 (reverse &amp;0 _0)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1:.AE11])" office:value-type="float" office:value="0.00123" calcext:value-type="float">
            <text:p>0,00123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9.002493" calcext:value-type="float">
            <text:p>49,00249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4.933901" calcext:value-type="float">
            <text:p>4,93390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6.400734" calcext:value-type="float">
            <text:p>16,40073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74.947134" calcext:value-type="float">
            <text:p>74,947134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28.436183" calcext:value-type="float">
            <text:p>28,43618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5.363144" calcext:value-type="float">
            <text:p>15,363144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91.023725" calcext:value-type="float">
            <text:p>191,023725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123.171883" calcext:value-type="float">
            <text:p>123,171883</text:p>
          </table:table-cell>
          <table:table-cell office:value-type="string" calcext:value-type="string">
            <text:p>sum (map &amp;0 Int (const Int &amp;0 (b_succ b_zero)) _0)</text:p>
          </table:table-cell>
          <table:table-cell office:value-type="float" office:value="6.090063" calcext:value-type="float">
            <text:p>6,090063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252.686605" calcext:value-type="float">
            <text:p>252,686605</text:p>
          </table:table-cell>
          <table:table-cell office:value-type="string" calcext:value-type="string">
            <text:p>Not found</text:p>
          </table:table-cell>
          <table:table-cell office:value-type="float" office:value="143.950921" calcext:value-type="float">
            <text:p>143,950921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6.615766" calcext:value-type="float">
            <text:p>6,615766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43.560408" calcext:value-type="float">
            <text:p>343,560408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148.745872" calcext:value-type="float">
            <text:p>148,745872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6.23289" calcext:value-type="float">
            <text:p>6,23289</text:p>
          </table:table-cell>
          <table:table-cell office:value-type="string" calcext:value-type="string">
            <text:p>foldr &amp;0 Int (const (Int -&gt; Int) &amp;0 b_succ) b_zero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2:.AE12])" office:value-type="float" office:value="4.933901" calcext:value-type="float">
            <text:p>4,933901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418818" calcext:value-type="float">
            <text:p>0,418818</text:p>
          </table:table-cell>
          <table:table-cell office:value-type="string" calcext:value-type="string">
            <text:p>map Int Int (b_add _0) _1</text:p>
          </table:table-cell>
          <table:table-cell office:value-type="float" office:value="0.283222" calcext:value-type="float">
            <text:p>0,283222</text:p>
          </table:table-cell>
          <table:table-cell office:value-type="string" calcext:value-type="string">
            <text:p>map Int Int (b_add _0) _1</text:p>
          </table:table-cell>
          <table:table-cell office:value-type="float" office:value="2.934753" calcext:value-type="float">
            <text:p>2,934753</text:p>
          </table:table-cell>
          <table:table-cell office:value-type="string" calcext:value-type="string">
            <text:p>map Int Int (b_add _0) _1</text:p>
          </table:table-cell>
          <table:table-cell office:value-type="float" office:value="0.26598" calcext:value-type="float">
            <text:p>0,26598</text:p>
          </table:table-cell>
          <table:table-cell office:value-type="string" calcext:value-type="string">
            <text:p>map Int Int (b_add _0) _1</text:p>
          </table:table-cell>
          <table:table-cell office:value-type="float" office:value="0.251108" calcext:value-type="float">
            <text:p>0,251108</text:p>
          </table:table-cell>
          <table:table-cell office:value-type="string" calcext:value-type="string">
            <text:p>map Int Int (b_add _0) _1</text:p>
          </table:table-cell>
          <table:table-cell office:value-type="float" office:value="1.935279" calcext:value-type="float">
            <text:p>1,93527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404031" calcext:value-type="float">
            <text:p>0,404031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17709" calcext:value-type="float">
            <text:p>0,717709</text:p>
          </table:table-cell>
          <table:table-cell office:value-type="string" calcext:value-type="string">
            <text:p>map Int Int (b_add _0) _1</text:p>
          </table:table-cell>
          <table:table-cell office:value-type="float" office:value="2.293359" calcext:value-type="float">
            <text:p>2,29335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39677" calcext:value-type="float">
            <text:p>0,739677</text:p>
          </table:table-cell>
          <table:table-cell office:value-type="string" calcext:value-type="string">
            <text:p>map Int Int (b_add _0) _1</text:p>
          </table:table-cell>
          <table:table-cell office:value-type="float" office:value="0.756527" calcext:value-type="float">
            <text:p>0,756527</text:p>
          </table:table-cell>
          <table:table-cell office:value-type="string" calcext:value-type="string">
            <text:p>map Int Int (b_add _0) _1</text:p>
          </table:table-cell>
          <table:table-cell office:value-type="float" office:value="2.716289" calcext:value-type="float">
            <text:p>2,716289</text:p>
          </table:table-cell>
          <table:table-cell office:value-type="string" calcext:value-type="string">
            <text:p>map Int Int (b_add _0) _1</text:p>
          </table:table-cell>
          <table:table-cell office:value-type="float" office:value="0.564783" calcext:value-type="float">
            <text:p>0,564783</text:p>
          </table:table-cell>
          <table:table-cell office:value-type="string" calcext:value-type="string">
            <text:p>map Int Int (b_add _0) _1</text:p>
          </table:table-cell>
          <table:table-cell office:value-type="float" office:value="0.698488" calcext:value-type="float">
            <text:p>0,698488</text:p>
          </table:table-cell>
          <table:table-cell office:value-type="string" calcext:value-type="string">
            <text:p>map Int Int (b_add _0) _1</text:p>
          </table:table-cell>
          <table:table-cell office:value-type="float" office:value="2.763122" calcext:value-type="float">
            <text:p>2,763122</text:p>
          </table:table-cell>
          <table:table-cell office:value-type="string" calcext:value-type="string">
            <text:p>map Int Int (b_add _0) _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3:.AE13])" office:value-type="float" office:value="0.251108" calcext:value-type="float">
            <text:p>0,251108</text:p>
          </table:table-cell>
          <table:table-cell office:value-type="string" calcext:value-type="string">
            <text:p>map_add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55.898972" calcext:value-type="float">
            <text:p>55,89897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4.118063" calcext:value-type="float">
            <text:p>14,11806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50.442258" calcext:value-type="float">
            <text:p>250,442258</text:p>
          </table:table-cell>
          <table:table-cell office:value-type="string" calcext:value-type="string">
            <text:p>Not found</text:p>
          </table:table-cell>
          <table:table-cell office:value-type="float" office:value="20.445935" calcext:value-type="float">
            <text:p>20,445935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3.115011" calcext:value-type="float">
            <text:p>13,115011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36.168972" calcext:value-type="float">
            <text:p>236,168972</text:p>
          </table:table-cell>
          <table:table-cell office:value-type="string" calcext:value-type="string">
            <text:p>Not found</text:p>
          </table:table-cell>
          <table:table-cell office:value-type="float" office:value="60.409254" calcext:value-type="float">
            <text:p>60,409254</text:p>
          </table:table-cell>
          <table:table-cell office:value-type="string" calcext:value-type="string">
            <text:p>map Int Int (b_mul (b_succ (prod (nil Int)))) _0</text:p>
          </table:table-cell>
          <table:table-cell office:value-type="float" office:value="53.51327" calcext:value-type="float">
            <text:p>53,51327</text:p>
          </table:table-cell>
          <table:table-cell office:value-type="string" calcext:value-type="string">
            <text:p>map Int Int (b_mul (b_succ (head Int _0))) _0</text:p>
          </table:table-cell>
          <table:table-cell office:value-type="float" office:value="257.764989" calcext:value-type="float">
            <text:p>257,764989</text:p>
          </table:table-cell>
          <table:table-cell office:value-type="string" calcext:value-type="string">
            <text:p>Not found</text:p>
          </table:table-cell>
          <table:table-cell office:value-type="float" office:value="29.798733" calcext:value-type="float">
            <text:p>29,79873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3.681003" calcext:value-type="float">
            <text:p>23,681003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56.995123" calcext:value-type="float">
            <text:p>256,995123</text:p>
          </table:table-cell>
          <table:table-cell office:value-type="string" calcext:value-type="string">
            <text:p>Not found</text:p>
          </table:table-cell>
          <table:table-cell office:value-type="float" office:value="24.207814" calcext:value-type="float">
            <text:p>24,207814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17.595312" calcext:value-type="float">
            <text:p>17,595312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261.962665" calcext:value-type="float">
            <text:p>261,962665</text:p>
          </table:table-cell>
          <table:table-cell office:value-type="string" calcext:value-type="string">
            <text:p>Not found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:.AE14])" office:value-type="float" office:value="13.115011" calcext:value-type="float">
            <text:p>13,115011</text:p>
          </table:table-cell>
          <table:table-cell office:value-type="string" calcext:value-type="string">
            <text:p>map_double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774533" calcext:value-type="float">
            <text:p>0,774533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315456" calcext:value-type="float">
            <text:p>0,315456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226.298963" calcext:value-type="float">
            <text:p>226,298963</text:p>
          </table:table-cell>
          <table:table-cell office:value-type="string" calcext:value-type="string">
            <text:p>Not found</text:p>
          </table:table-cell>
          <table:table-cell office:value-type="float" office:value="0.499187" calcext:value-type="float">
            <text:p>0,49918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240157" calcext:value-type="float">
            <text:p>0,240157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213.99367" calcext:value-type="float">
            <text:p>213,99367</text:p>
          </table:table-cell>
          <table:table-cell office:value-type="string" calcext:value-type="string">
            <text:p>Not found</text:p>
          </table:table-cell>
          <table:table-cell office:value-type="float" office:value="0.318135" calcext:value-type="float">
            <text:p>0,318135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0.244094" calcext:value-type="float">
            <text:p>0,244094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27.26161" calcext:value-type="float">
            <text:p>227,26161</text:p>
          </table:table-cell>
          <table:table-cell office:value-type="string" calcext:value-type="string">
            <text:p>Not found</text:p>
          </table:table-cell>
          <table:table-cell office:value-type="float" office:value="0.863721" calcext:value-type="float">
            <text:p>0,86372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78701" calcext:value-type="float">
            <text:p>0,7870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1.873661" calcext:value-type="float">
            <text:p>1,87366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869837" calcext:value-type="float">
            <text:p>0,869837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0.610771" calcext:value-type="float">
            <text:p>0,610771</text:p>
          </table:table-cell>
          <table:table-cell office:value-type="string" calcext:value-type="string">
            <text:p>foldl Int Int b_max b_zero _0</text:p>
          </table:table-cell>
          <table:table-cell office:value-type="float" office:value="1.905061" calcext:value-type="float">
            <text:p>1,905061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5:.AE15])" office:value-type="float" office:value="0.240157" calcext:value-type="float">
            <text:p>0,240157</text:p>
          </table:table-cell>
          <table:table-cell office:value-type="string" calcext:value-type="string">
            <text:p>maximum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62.063914" calcext:value-type="float">
            <text:p>62,063914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6.953049" calcext:value-type="float">
            <text:p>26,953049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38.074737" calcext:value-type="float">
            <text:p>38,074737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28.657245" calcext:value-type="float">
            <text:p>28,657245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2.669878" calcext:value-type="float">
            <text:p>22,669878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34.758818" calcext:value-type="float">
            <text:p>34,75881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04.357017" calcext:value-type="float">
            <text:p>104,357017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93.553132" calcext:value-type="float">
            <text:p>93,553132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33.929462" calcext:value-type="float">
            <text:p>233,929462</text:p>
          </table:table-cell>
          <table:table-cell office:value-type="string" calcext:value-type="string">
            <text:p>Not found</text:p>
          </table:table-cell>
          <table:table-cell office:value-type="float" office:value="73.82165" calcext:value-type="float">
            <text:p>73,82165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67.624079" calcext:value-type="float">
            <text:p>67,624079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224.70133" calcext:value-type="float">
            <text:p>224,70133</text:p>
          </table:table-cell>
          <table:table-cell office:value-type="string" calcext:value-type="string">
            <text:p>Not found</text:p>
          </table:table-cell>
          <table:table-cell office:value-type="float" office:value="56.558992" calcext:value-type="float">
            <text:p>56,558992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50.650878" calcext:value-type="float">
            <text:p>50,650878</text:p>
          </table:table-cell>
          <table:table-cell office:value-type="string" calcext:value-type="string">
            <text:p>not (is_nil Int (filter Int (b_eq _0) _1))</text:p>
          </table:table-cell>
          <table:table-cell office:value-type="float" office:value="13.073381" calcext:value-type="float">
            <text:p>13,073381</text:p>
          </table:table-cell>
          <table:table-cell office:value-type="string" calcext:value-type="string">
            <text:p>b_is_zero (prod (map Int Int (b_sub _0) _1)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6:.AE16])" office:value-type="float" office:value="13.073381" calcext:value-type="float">
            <text:p>13,073381</text:p>
          </table:table-cell>
          <table:table-cell office:value-type="string" calcext:value-type="string">
            <text:p>member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81516" calcext:value-type="float">
            <text:p>0,18151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068386" calcext:value-type="float">
            <text:p>0,06838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13.353665" calcext:value-type="float">
            <text:p>13,35366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077474" calcext:value-type="float">
            <text:p>0,077474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064425" calcext:value-type="float">
            <text:p>0,064425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1.954169" calcext:value-type="float">
            <text:p>1,95416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056701" calcext:value-type="float">
            <text:p>0,056701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084599" calcext:value-type="float">
            <text:p>0,084599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691832" calcext:value-type="float">
            <text:p>0,691832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213852" calcext:value-type="float">
            <text:p>0,213852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201032" calcext:value-type="float">
            <text:p>0,201032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.037695" calcext:value-type="float">
            <text:p>3,037695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0.132988" calcext:value-type="float">
            <text:p>0,132988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140706" calcext:value-type="float">
            <text:p>0,140706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0.702249" calcext:value-type="float">
            <text:p>0,702249</text:p>
          </table:table-cell>
          <table:table-cell office:value-type="string" calcext:value-type="string">
            <text:p>map &amp;0 &amp;0 (const &amp;0 &amp;0 (head &amp;0 _0)) _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7:.AE17])" office:value-type="float" office:value="0.056701" calcext:value-type="float">
            <text:p>0,056701</text:p>
          </table:table-cell>
          <table:table-cell office:value-type="string" calcext:value-type="string">
            <text:p>multfirst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7.789742" calcext:value-type="float">
            <text:p>7,789742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706947" calcext:value-type="float">
            <text:p>0,706947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201.811945" calcext:value-type="float">
            <text:p>201,811945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.324992" calcext:value-type="float">
            <text:p>1,324992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592188" calcext:value-type="float">
            <text:p>0,592188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72.079892" calcext:value-type="float">
            <text:p>72,079892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0.78044" calcext:value-type="float">
            <text:p>0,78044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487149" calcext:value-type="float">
            <text:p>0,487149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1.442365" calcext:value-type="float">
            <text:p>11,442365</text:p>
          </table:table-cell>
          <table:table-cell office:value-type="string" calcext:value-type="string">
            <text:p>map &amp;0 &amp;0 (const &amp;0 &amp;0 (head &amp;0 (reverse &amp;0 _0))) _0</text:p>
          </table:table-cell>
          <table:table-cell office:value-type="float" office:value="2.408491" calcext:value-type="float">
            <text:p>2,408491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.886075" calcext:value-type="float">
            <text:p>1,886075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250.690651" calcext:value-type="float">
            <text:p>250,690651</text:p>
          </table:table-cell>
          <table:table-cell office:value-type="string" calcext:value-type="string">
            <text:p>Not found</text:p>
          </table:table-cell>
          <table:table-cell office:value-type="float" office:value="1.186557" calcext:value-type="float">
            <text:p>1,186557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0.996835" calcext:value-type="float">
            <text:p>0,996835</text:p>
          </table:table-cell>
          <table:table-cell office:value-type="string" calcext:value-type="string">
            <text:p>replicate &amp;0 (length &amp;0 _0) (head &amp;0 (reverse &amp;0 _0))</text:p>
          </table:table-cell>
          <table:table-cell office:value-type="float" office:value="184.201503" calcext:value-type="float">
            <text:p>184,201503</text:p>
          </table:table-cell>
          <table:table-cell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8:.AE18])" office:value-type="float" office:value="0.487149" calcext:value-type="float">
            <text:p>0,487149</text:p>
          </table:table-cell>
          <table:table-cell office:value-type="string" calcext:value-type="string">
            <text:p>multlast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.346158" calcext:value-type="float">
            <text:p>3,34615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91653" calcext:value-type="float">
            <text:p>0,09165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2.894118" calcext:value-type="float">
            <text:p>2,894118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0.107373" calcext:value-type="float">
            <text:p>0,10737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0.08463" calcext:value-type="float">
            <text:p>0,08463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1.897882" calcext:value-type="float">
            <text:p>1,897882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0.066278" calcext:value-type="float">
            <text:p>0,066278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066589" calcext:value-type="float">
            <text:p>0,066589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52702" calcext:value-type="float">
            <text:p>0,5270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93984" calcext:value-type="float">
            <text:p>0,19398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873" calcext:value-type="float">
            <text:p>0,1873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2.733222" calcext:value-type="float">
            <text:p>2,73322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23792" calcext:value-type="float">
            <text:p>0,123792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138154" calcext:value-type="float">
            <text:p>0,138154</text:p>
          </table:table-cell>
          <table:table-cell office:value-type="string" calcext:value-type="string">
            <text:p>b_foldNat (List &amp;0) (con &amp;0 _0) (nil &amp;0) _1</text:p>
          </table:table-cell>
          <table:table-cell office:value-type="float" office:value="0.701427" calcext:value-type="float">
            <text:p>0,701427</text:p>
          </table:table-cell>
          <table:table-cell office:value-type="string" calcext:value-type="string">
            <text:p>map Int &amp;0 (const &amp;0 Int _0) (enumTo _1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9:.AE19])" office:value-type="float" office:value="0.066278" calcext:value-type="float">
            <text:p>0,066278</text:p>
          </table:table-cell>
          <table:table-cell office:value-type="string" calcext:value-type="string">
            <text:p>replicate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38.437115" calcext:value-type="float">
            <text:p>38,43711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.709445" calcext:value-type="float">
            <text:p>1,70944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2.567221" calcext:value-type="float">
            <text:p>42,56722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.039891" calcext:value-type="float">
            <text:p>5,039891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0.985767" calcext:value-type="float">
            <text:p>0,985767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3.587046" calcext:value-type="float">
            <text:p>33,587046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5.795084" calcext:value-type="float">
            <text:p>15,795084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8.110642" calcext:value-type="float">
            <text:p>8,110642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05.775693" calcext:value-type="float">
            <text:p>105,775693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6.868448" calcext:value-type="float">
            <text:p>96,86844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45.124038" calcext:value-type="float">
            <text:p>45,12403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65.484255" calcext:value-type="float">
            <text:p>165,484255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6.468038" calcext:value-type="float">
            <text:p>36,468038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7.43179" calcext:value-type="float">
            <text:p>17,43179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59.528076" calcext:value-type="float">
            <text:p>159,528076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0:.AE20])" office:value-type="float" office:value="0.985767" calcext:value-type="float">
            <text:p>0,985767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67.700734" calcext:value-type="float">
            <text:p>167,700734</text:p>
          </table:table-cell>
          <table:table-cell office:value-type="string" calcext:value-type="string">
            <text:p>Not found</text:p>
          </table:table-cell>
          <table:table-cell office:value-type="float" office:value="31.91194" calcext:value-type="float">
            <text:p>31,91194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49.216784" calcext:value-type="float">
            <text:p>249,216784</text:p>
          </table:table-cell>
          <table:table-cell office:value-type="string" calcext:value-type="string">
            <text:p>Not found</text:p>
          </table:table-cell>
          <table:table-cell office:value-type="float" office:value="82.817662" calcext:value-type="float">
            <text:p>82,817662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15.230707" calcext:value-type="float">
            <text:p>15,23070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39.321587" calcext:value-type="float">
            <text:p>239,321587</text:p>
          </table:table-cell>
          <table:table-cell office:value-type="string" calcext:value-type="string">
            <text:p>Not found</text:p>
          </table:table-cell>
          <table:table-cell office:value-type="float" office:value="45.775445" calcext:value-type="float">
            <text:p>45,775445</text:p>
          </table:table-cell>
          <table:table-cell office:value-type="string" calcext:value-type="string">
            <text:p>concat &amp;0 (map &amp;0 (List &amp;0) (replicate &amp;0 (b_succ (prod (nil Int)))) _0)</text:p>
          </table:table-cell>
          <table:table-cell office:value-type="float" office:value="19.682963" calcext:value-type="float">
            <text:p>19,68296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61.302859" calcext:value-type="float">
            <text:p>261,302859</text:p>
          </table:table-cell>
          <table:table-cell office:value-type="string" calcext:value-type="string">
            <text:p>Not found</text:p>
          </table:table-cell>
          <table:table-cell office:value-type="float" office:value="69.760297" calcext:value-type="float">
            <text:p>69,760297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32.75368" calcext:value-type="float">
            <text:p>32,75368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50.629963" calcext:value-type="float">
            <text:p>250,629963</text:p>
          </table:table-cell>
          <table:table-cell office:value-type="string" calcext:value-type="string">
            <text:p>Not found</text:p>
          </table:table-cell>
          <table:table-cell office:value-type="float" office:value="34.763813" calcext:value-type="float">
            <text:p>34,763813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4.588991" calcext:value-type="float">
            <text:p>24,588991</text:p>
          </table:table-cell>
          <table:table-cell office:value-type="string" calcext:value-type="string">
            <text:p>concat &amp;0 (map &amp;0 (List &amp;0) (replicate &amp;0 (b_succ (b_succ b_zero))) _0)</text:p>
          </table:table-cell>
          <table:table-cell office:value-type="float" office:value="251.105725" calcext:value-type="float">
            <text:p>251,105725</text:p>
          </table:table-cell>
          <table:table-cell office:value-type="string" calcext:value-type="string">
            <text:p>Not found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1:.AE21])" office:value-type="float" office:value="15.230707" calcext:value-type="float">
            <text:p>15,230707</text:p>
          </table:table-cell>
          <table:table-cell office:value-type="string" calcext:value-type="string">
            <text:p>stutter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686694" calcext:value-type="float">
            <text:p>0,6866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343281" calcext:value-type="float">
            <text:p>0,34328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1.905027" calcext:value-type="float">
            <text:p>1,905027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36598" calcext:value-type="float">
            <text:p>0,36598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318571" calcext:value-type="float">
            <text:p>0,318571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2.113417" calcext:value-type="float">
            <text:p>2,11341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265767" calcext:value-type="float">
            <text:p>0,26576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246935" calcext:value-type="float">
            <text:p>0,24693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798973" calcext:value-type="float">
            <text:p>0,79897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948557" calcext:value-type="float">
            <text:p>0,948557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0.724563" calcext:value-type="float">
            <text:p>0,724563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60.102119" calcext:value-type="float">
            <text:p>60,102119</text:p>
          </table:table-cell>
          <table:table-cell office:value-type="string" calcext:value-type="string">
            <text:p>foldr Int Int (b_foldNat Int b_succ) b_zero _0</text:p>
          </table:table-cell>
          <table:table-cell office:value-type="float" office:value="0.762694" calcext:value-type="float">
            <text:p>0,762694</text:p>
          </table:table-cell>
          <table:table-cell office:value-type="string" calcext:value-type="string">
            <text:p>foldr Int Int b_add b_zero _0</text:p>
          </table:table-cell>
          <table:table-cell office:value-type="float" office:value="0.584765" calcext:value-type="float">
            <text:p>0,584765</text:p>
          </table:table-cell>
          <table:table-cell office:value-type="string" calcext:value-type="string">
            <text:p>foldl Int Int b_add b_zero _0</text:p>
          </table:table-cell>
          <table:table-cell office:value-type="float" office:value="30.197175" calcext:value-type="float">
            <text:p>30,197175</text:p>
          </table:table-cell>
          <table:table-cell office:value-type="string" calcext:value-type="string">
            <text:p>foldl Int Int (b_foldNat Int b_succ) b_zero _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2:.AE22])" office:value-type="float" office:value="0.246935" calcext:value-type="float">
            <text:p>0,24693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 table:number-columns-repeated="5"/>
          <table:table-cell table:style-name="ce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2])" office:value-type="float" office:value="31.1154018947368" calcext:value-type="float">
            <text:p>31,1154018947</text:p>
          </table:table-cell>
          <table:table-cell table:style-name="Default"/>
          <table:table-cell table:style-name="Default" table:formula="of:=AVERAGE([.D4:.D22])" office:value-type="float" office:value="15.0767966842105" calcext:value-type="float">
            <text:p>15,0767966842</text:p>
          </table:table-cell>
          <table:table-cell table:style-name="Default"/>
          <table:table-cell table:style-name="Default" table:formula="of:=AVERAGE([.F4:.F22])" office:value-type="float" office:value="80.1172738421053" calcext:value-type="float">
            <text:p>80,1172738421</text:p>
          </table:table-cell>
          <table:table-cell table:style-name="ce1"/>
          <table:table-cell table:style-name="Default" table:formula="of:=AVERAGE([.H4:.H22])" office:value-type="float" office:value="24.1707360526316" calcext:value-type="float">
            <text:p>24,1707360526</text:p>
          </table:table-cell>
          <table:table-cell table:style-name="Default"/>
          <table:table-cell table:style-name="Default" table:formula="of:=AVERAGE([.J4:.J22])" office:value-type="float" office:value="17.139069" calcext:value-type="float">
            <text:p>17,139069</text:p>
          </table:table-cell>
          <table:table-cell table:style-name="Default"/>
          <table:table-cell table:style-name="Default" table:formula="of:=AVERAGE([.L4:.L22])" office:value-type="float" office:value="66.8235898947368" calcext:value-type="float">
            <text:p>66,8235898947</text:p>
          </table:table-cell>
          <table:table-cell table:style-name="ce1"/>
          <table:table-cell table:style-name="Default" table:formula="of:=AVERAGE([.N4:.N22])" office:value-type="float" office:value="34.7313558421053" calcext:value-type="float">
            <text:p>34,7313558421</text:p>
          </table:table-cell>
          <table:table-cell table:style-name="Default"/>
          <table:table-cell table:style-name="Default" table:formula="of:=AVERAGE([.P4:.P22])" office:value-type="float" office:value="33.4628099473684" calcext:value-type="float">
            <text:p>33,4628099474</text:p>
          </table:table-cell>
          <table:table-cell table:style-name="Default"/>
          <table:table-cell table:style-name="Default" table:formula="of:=AVERAGE([.R4:.R22])" office:value-type="float" office:value="131.203630578947" calcext:value-type="float">
            <text:p>131,2036305789</text:p>
          </table:table-cell>
          <table:table-cell table:style-name="ce1"/>
          <table:table-cell table:style-name="Default" table:formula="of:=AVERAGE([.T4:.T22])" office:value-type="float" office:value="41.6199013684211" calcext:value-type="float">
            <text:p>41,6199013684</text:p>
          </table:table-cell>
          <table:table-cell table:style-name="Default"/>
          <table:table-cell table:style-name="Default" table:formula="of:=AVERAGE([.V4:.V22])" office:value-type="float" office:value="35.5960999473684" calcext:value-type="float">
            <text:p>35,5960999474</text:p>
          </table:table-cell>
          <table:table-cell table:style-name="Default"/>
          <table:table-cell table:style-name="Default" table:formula="of:=AVERAGE([.X4:.X22])" office:value-type="float" office:value="118.224715842105" calcext:value-type="float">
            <text:p>118,2247158421</text:p>
          </table:table-cell>
          <table:table-cell table:style-name="ce1"/>
          <table:table-cell table:style-name="Default" table:formula="of:=AVERAGE([.Z4:.Z22])" office:value-type="float" office:value="40.1445271578947" calcext:value-type="float">
            <text:p>40,1445271579</text:p>
          </table:table-cell>
          <table:table-cell table:style-name="Default"/>
          <table:table-cell table:style-name="Default" table:formula="of:=AVERAGE([.AB4:.AB22])" office:value-type="float" office:value="33.2226487894737" calcext:value-type="float">
            <text:p>33,2226487895</text:p>
          </table:table-cell>
          <table:table-cell table:style-name="Default"/>
          <table:table-cell table:style-name="Default" table:formula="of:=AVERAGE([.AD4:.AD22])" office:value-type="float" office:value="147.847240684211" calcext:value-type="float">
            <text:p>147,8472406842</text:p>
          </table:table-cell>
          <table:table-cell table:style-name="ce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17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Default" office:value-type="string" calcext:value-type="string">
            <text:p>19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ce1" office:value-type="string" calcext:value-type="string">
            <text:p>13/19</text:p>
          </table:table-cell>
          <table:table-cell table:style-name="Default"/>
          <table:table-cell table:style-name="Default" office:value-type="string" calcext:value-type="string">
            <text:p>17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ce1" office:value-type="string" calcext:value-type="string">
            <text:p>13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Default" office:value-type="string" calcext:value-type="string">
            <text:p>18/19</text:p>
          </table:table-cell>
          <table:table-cell table:style-name="Default"/>
          <table:table-cell table:style-name="ce1" office:value-type="string" calcext:value-type="string">
            <text:p>15/19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7];[.B9:.B20];[.B22])" office:value-type="float" office:value="12.9926474705882" calcext:value-type="float">
            <text:p>12,9926474706</text:p>
          </table:table-cell>
          <table:table-cell table:style-name="Default"/>
          <table:table-cell table:style-name="Default" table:formula="of:=AVERAGE([.D4:.D22])" office:value-type="float" office:value="15.0767966842105" calcext:value-type="float">
            <text:p>15,0767966842</text:p>
          </table:table-cell>
          <table:table-cell table:style-name="Default"/>
          <table:table-cell table:style-name="Default" table:formula="of:=AVERAGE([.F4:.F7];[.F9:.F13];[.F16:.F20];[.F22])" office:value-type="float" office:value="36.2449304" calcext:value-type="float">
            <text:p>36,2449304</text:p>
          </table:table-cell>
          <table:table-cell table:style-name="ce1"/>
          <table:table-cell table:style-name="Default" table:formula="of:=AVERAGE([.H4:.H7];[.H9:.H22])" office:value-type="float" office:value="11.9818126111111" calcext:value-type="float">
            <text:p>11,9818126111</text:p>
          </table:table-cell>
          <table:table-cell table:style-name="Default"/>
          <table:table-cell table:style-name="Default" table:formula="of:=AVERAGE([.J4:.J22])" office:value-type="float" office:value="17.139069" calcext:value-type="float">
            <text:p>17,139069</text:p>
          </table:table-cell>
          <table:table-cell table:style-name="Default"/>
          <table:table-cell table:style-name="Default" table:formula="of:=AVERAGE([.L4:.L7];[.L9:.L13];[.L16:.L20];[.L22])" office:value-type="float" office:value="22.9451843333333" calcext:value-type="float">
            <text:p>22,9451843333</text:p>
          </table:table-cell>
          <table:table-cell table:style-name="ce1"/>
          <table:table-cell table:style-name="Default" table:formula="of:=AVERAGE([.N4:.N7];[.N9:.N22])" office:value-type="float" office:value="23.3321237777778" calcext:value-type="float">
            <text:p>23,3321237778</text:p>
          </table:table-cell>
          <table:table-cell table:style-name="Default"/>
          <table:table-cell table:style-name="Default" table:formula="of:=AVERAGE([.P4:.P7];[.P9:.P22])" office:value-type="float" office:value="16.6979181111111" calcext:value-type="float">
            <text:p>16,6979181111</text:p>
          </table:table-cell>
          <table:table-cell table:style-name="Default"/>
          <table:table-cell table:style-name="Default" table:formula="of:=AVERAGE([.R4:.R5];[.R7];[.R9:.R13];[.R17:.R20];[.R22])" office:value-type="float" office:value="10.4385093846154" calcext:value-type="float">
            <text:p>10,4385093846</text:p>
          </table:table-cell>
          <table:table-cell table:style-name="ce1"/>
          <table:table-cell table:style-name="Default" table:formula="of:=AVERAGE([.T4:.T7];[.T9:.T11];[.T13:.T22])" office:value-type="float" office:value="16.2731816470588" calcext:value-type="float">
            <text:p>16,2731816471</text:p>
          </table:table-cell>
          <table:table-cell table:style-name="Default"/>
          <table:table-cell table:style-name="Default" table:formula="of:=AVERAGE([.V4:.V7];[.V9:.V22])" office:value-type="float" office:value="17.7029058888889" calcext:value-type="float">
            <text:p>17,7029058889</text:p>
          </table:table-cell>
          <table:table-cell table:style-name="Default"/>
          <table:table-cell table:style-name="Default" table:formula="of:=AVERAGE([.X4:.X5];[.X7];[.X9:.X13];[.X15];[.X17];[.X19:.X20];[.X22])" office:value-type="float" office:value="19.041869" calcext:value-type="float">
            <text:p>19,041869</text:p>
          </table:table-cell>
          <table:table-cell table:style-name="ce1"/>
          <table:table-cell table:style-name="Default" table:formula="of:=AVERAGE([.Z4:.Z7];[.Z9:.Z22])" office:value-type="float" office:value="27.7759852777778" calcext:value-type="float">
            <text:p>27,7759852778</text:p>
          </table:table-cell>
          <table:table-cell table:style-name="Default"/>
          <table:table-cell table:style-name="Default" table:formula="of:=AVERAGE([.AB4:.AB7];[.AB9:.AB22])" office:value-type="float" office:value="14.6073167222222" calcext:value-type="float">
            <text:p>14,6073167222</text:p>
          </table:table-cell>
          <table:table-cell table:style-name="Default"/>
          <table:table-cell table:style-name="Default" table:formula="of:=AVERAGE([.AD4:.AD5];[.AD7];[.AD9:.AD13];[.AD15:.AD20];[.AD22])" office:value-type="float" office:value="27.0090132666667" calcext:value-type="float">
            <text:p>27,0090132667</text:p>
          </table:table-cell>
          <table:table-cell table:style-name="ce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2])" office:value-type="float" office:value="0.774533" calcext:value-type="float">
            <text:p>0,774533</text:p>
          </table:table-cell>
          <table:table-cell table:style-name="Default"/>
          <table:table-cell table:style-name="Default" table:formula="of:=MEDIAN([.D4:.D22])" office:value-type="float" office:value="0.315456" calcext:value-type="float">
            <text:p>0,315456</text:p>
          </table:table-cell>
          <table:table-cell table:style-name="Default"/>
          <table:table-cell table:style-name="Default" table:formula="of:=MEDIAN([.F4:.F22])" office:value-type="float" office:value="13.353665" calcext:value-type="float">
            <text:p>13,353665</text:p>
          </table:table-cell>
          <table:table-cell table:style-name="ce1"/>
          <table:table-cell table:style-name="Default" table:formula="of:=MEDIAN([.H4:.H22])" office:value-type="float" office:value="0.36598" calcext:value-type="float">
            <text:p>0,36598</text:p>
          </table:table-cell>
          <table:table-cell table:style-name="Default"/>
          <table:table-cell table:style-name="Default" table:formula="of:=MEDIAN([.J4:.J22])" office:value-type="float" office:value="0.251108" calcext:value-type="float">
            <text:p>0,251108</text:p>
          </table:table-cell>
          <table:table-cell table:style-name="Default"/>
          <table:table-cell table:style-name="Default" table:formula="of:=MEDIAN([.L4:.L22])" office:value-type="float" office:value="4.983711" calcext:value-type="float">
            <text:p>4,983711</text:p>
          </table:table-cell>
          <table:table-cell table:style-name="ce1"/>
          <table:table-cell table:style-name="Default" table:formula="of:=MEDIAN([.N4:.N22])" office:value-type="float" office:value="0.318135" calcext:value-type="float">
            <text:p>0,318135</text:p>
          </table:table-cell>
          <table:table-cell table:style-name="Default"/>
          <table:table-cell table:style-name="Default" table:formula="of:=MEDIAN([.P4:.P22])" office:value-type="float" office:value="0.244094" calcext:value-type="float">
            <text:p>0,244094</text:p>
          </table:table-cell>
          <table:table-cell table:style-name="Default"/>
          <table:table-cell table:style-name="Default" table:formula="of:=MEDIAN([.R4:.R22])" office:value-type="float" office:value="3.496947" calcext:value-type="float">
            <text:p>3,496947</text:p>
          </table:table-cell>
          <table:table-cell table:style-name="ce1"/>
          <table:table-cell table:style-name="Default" table:formula="of:=MEDIAN([.T4:.T22])" office:value-type="float" office:value="0.739677" calcext:value-type="float">
            <text:p>0,739677</text:p>
          </table:table-cell>
          <table:table-cell table:style-name="Default"/>
          <table:table-cell table:style-name="Default" table:formula="of:=MEDIAN([.V4:.V22])" office:value-type="float" office:value="0.724563" calcext:value-type="float">
            <text:p>0,724563</text:p>
          </table:table-cell>
          <table:table-cell table:style-name="Default"/>
          <table:table-cell table:style-name="Default" table:formula="of:=MEDIAN([.X4:.X22])" office:value-type="float" office:value="3.037695" calcext:value-type="float">
            <text:p>3,037695</text:p>
          </table:table-cell>
          <table:table-cell table:style-name="ce1"/>
          <table:table-cell table:style-name="Default" table:formula="of:=MEDIAN([.Z4:.Z22])" office:value-type="float" office:value="0.564783" calcext:value-type="float">
            <text:p>0,564783</text:p>
          </table:table-cell>
          <table:table-cell table:style-name="Default"/>
          <table:table-cell table:style-name="Default" table:formula="of:=MEDIAN([.AB4:.AB22])" office:value-type="float" office:value="0.584765" calcext:value-type="float">
            <text:p>0,584765</text:p>
          </table:table-cell>
          <table:table-cell table:style-name="Default"/>
          <table:table-cell table:style-name="Default" table:formula="of:=MEDIAN([.AD4:.AD22])" office:value-type="float" office:value="2.763122" calcext:value-type="float">
            <text:p>2,763122</text:p>
          </table:table-cell>
          <table:table-cell table:style-name="ce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2])" office:value-type="float" office:value="0.001303" calcext:value-type="float">
            <text:p>0,001303</text:p>
          </table:table-cell>
          <table:table-cell table:style-name="Default"/>
          <table:table-cell table:style-name="Default" table:formula="of:=MIN([.D4:.D22])" office:value-type="float" office:value="0.001448" calcext:value-type="float">
            <text:p>0,001448</text:p>
          </table:table-cell>
          <table:table-cell table:style-name="Default"/>
          <table:table-cell table:style-name="Default" table:formula="of:=MIN([.F4:.F22])" office:value-type="float" office:value="0.001245" calcext:value-type="float">
            <text:p>0,001245</text:p>
          </table:table-cell>
          <table:table-cell table:style-name="ce1"/>
          <table:table-cell table:style-name="Default" table:formula="of:=MIN([.H4:.H22])" office:value-type="float" office:value="0.00168" calcext:value-type="float">
            <text:p>0,00168</text:p>
          </table:table-cell>
          <table:table-cell table:style-name="Default"/>
          <table:table-cell table:style-name="Default" table:formula="of:=MIN([.J4:.J22])" office:value-type="float" office:value="0.001472" calcext:value-type="float">
            <text:p>0,001472</text:p>
          </table:table-cell>
          <table:table-cell table:style-name="Default"/>
          <table:table-cell table:style-name="Default" table:formula="of:=MIN([.L4:.L22])" office:value-type="float" office:value="0.00123" calcext:value-type="float">
            <text:p>0,00123</text:p>
          </table:table-cell>
          <table:table-cell table:style-name="ce1"/>
          <table:table-cell table:style-name="Default" table:formula="of:=MIN([.N4:.N22])" office:value-type="float" office:value="0.005195" calcext:value-type="float">
            <text:p>0,005195</text:p>
          </table:table-cell>
          <table:table-cell table:style-name="Default"/>
          <table:table-cell table:style-name="Default" table:formula="of:=MIN([.P4:.P22])" office:value-type="float" office:value="0.001737" calcext:value-type="float">
            <text:p>0,001737</text:p>
          </table:table-cell>
          <table:table-cell table:style-name="Default"/>
          <table:table-cell table:style-name="Default" table:formula="of:=MIN([.R4:.R22])" office:value-type="float" office:value="0.001706" calcext:value-type="float">
            <text:p>0,001706</text:p>
          </table:table-cell>
          <table:table-cell table:style-name="ce1"/>
          <table:table-cell table:style-name="Default" table:formula="of:=MIN([.T4:.T22])" office:value-type="float" office:value="0.003995" calcext:value-type="float">
            <text:p>0,003995</text:p>
          </table:table-cell>
          <table:table-cell table:style-name="Default"/>
          <table:table-cell table:style-name="Default" table:formula="of:=MIN([.V4:.V22])" office:value-type="float" office:value="0.005051" calcext:value-type="float">
            <text:p>0,005051</text:p>
          </table:table-cell>
          <table:table-cell table:style-name="Default"/>
          <table:table-cell table:style-name="Default" table:formula="of:=MIN([.X4:.X22])" office:value-type="float" office:value="0.008854" calcext:value-type="float">
            <text:p>0,008854</text:p>
          </table:table-cell>
          <table:table-cell table:style-name="ce1"/>
          <table:table-cell table:style-name="Default" table:formula="of:=MIN([.Z4:.Z22])" office:value-type="float" office:value="0.007483" calcext:value-type="float">
            <text:p>0,007483</text:p>
          </table:table-cell>
          <table:table-cell table:style-name="Default"/>
          <table:table-cell table:style-name="Default" table:formula="of:=MIN([.AB4:.AB22])" office:value-type="float" office:value="0.002355" calcext:value-type="float">
            <text:p>0,002355</text:p>
          </table:table-cell>
          <table:table-cell table:style-name="Default"/>
          <table:table-cell table:style-name="Default" table:formula="of:=MIN([.AD4:.AD22])" office:value-type="float" office:value="0.001892" calcext:value-type="float">
            <text:p>0,001892</text:p>
          </table:table-cell>
          <table:table-cell table:style-name="ce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30"/>
          <table:table-cell table:style-name="ce1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3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calcext:conditional-formats>
          <calcext:conditional-format calcext:target-range-address="Sheet1.C4:Sheet1.AE22 Sheet1.B4:Sheet1.B7 Sheet1.B9:Sheet1.B22">
            <calcext:condition calcext:apply-style-name="Result" calcext:value="=[$Sheet1.AH4]" calcext:base-cell-address="Sheet1.B4"/>
          </calcext:conditional-format>
          <calcext:conditional-format calcext:target-range-address="Sheet1.B4:Sheet1.AF22">
            <calcext:condition calcext:apply-style-name="Result" calcext:value="=[$Sheet1.$AH4]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.00.0000</text:date>, <text:time style:data-style-name="N2" text:time-value="19:39:03.1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2T19:39:19.250000000</dc:date>
    <meta:editing-duration>PT35M33S</meta:editing-duration>
    <meta:editing-cycles>6</meta:editing-cycles>
    <meta:document-statistic meta:table-count="1" meta:cell-count="771" meta:object-count="0"/>
  </office:meta>
</office:document-meta>
</file>